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255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subtitle">
      <style:graphic-properties draw:fill-color="#ffffff" draw:textarea-vertical-align="top" fo:min-height="12.663cm"/>
    </style:style>
    <style:style style:name="pr5" style:family="presentation" style:parent-style-name="Padrão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style:font-name="Times New Roman"/>
    </style:style>
    <style:style style:name="P3" style:family="paragraph">
      <loext:graphic-properties draw:fill-color="#ffffff"/>
    </style:style>
    <style:style style:name="P4" style:family="paragraph">
      <style:text-properties style:font-name="Times New Roman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-color="#ffffff"/>
      <style:paragraph-properties fo:line-height="150%" fo:text-align="start"/>
      <style:text-properties style:font-name="Times New Roman" fo:font-size="25pt" style:font-size-asian="25pt" style:font-size-complex="25pt"/>
    </style:style>
    <style:style style:name="P7" style:family="paragraph">
      <style:paragraph-properties fo:line-height="150%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50pt" style:font-size-asian="50pt" style:font-size-complex="50pt"/>
    </style:style>
    <style:style style:name="T3" style:family="text">
      <style:text-properties style:font-name="Times New Roman" fo:font-size="25pt" style:font-size-asian="25pt" style:font-size-complex="25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VHDL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João Paulo de Oliveira</text:span></text:p>
            <text:p text:style-name="P1"><text:span text:style-name="T1">11611BBC04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1">Origem</text:span></text:p>
          </draw:text-box>
        </draw:frame>
        <draw:frame presentation:style-name="pr4" draw:text-style-name="P6" draw:layer="layout" svg:width="25.199cm" svg:height="12.663cm" svg:x="1.4cm" svg:y="4.914cm" presentation:class="subtitle" presentation:user-transformed="true">
          <draw:text-box>
            <text:list text:style-name="L1">
              <text:list-item>
                <text:p text:style-name="P5"><text:span text:style-name="T3">Linguagem para descrever hardware</text:span></text:p>
              </text:list-item>
              <text:list-item>
                <text:p text:style-name="P5"><text:span text:style-name="T3">VHSIC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3">Very High Speed Integrated Circuits</text:span></text:p>
                          </text:list-item>
                          <text:list-item>
                            <text:p text:style-name="P5"><text:span text:style-name="T3">Programa americando iniciado em 198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5"><text:span text:style-name="T3"><text:s/></text:span><text:span text:style-name="T3">VHDL: VHSIC Hardware Description Language</text:span></text:p>
              </text:list-item>
              <text:list-item>
                <text:p text:style-name="P5"><text:span text:style-name="T3">Utilizada por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3">Empresas de CAD</text:span></text:p>
                          </text:list-item>
                          <text:list-item>
                            <text:p text:style-name="P5"><text:span text:style-name="T3">Síntese</text:span></text:p>
                          </text:list-item>
                          <text:list-item>
                            <text:p text:style-name="P5"><text:span text:style-name="T3">Propriedade intelectu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3T1">
        <draw:frame presentation:style-name="pr3" draw:layer="layout" svg:width="25.199cm" svg:height="3.506cm" svg:x="1.4cm" svg:y="0.837cm" presentation:class="title">
          <draw:text-box>
            <text:p>Vantagens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4">
              <text:list-item>
                <text:p text:style-name="P7">Ferramentas de CAD compatíveis entre si</text:p>
              </text:list-item>
              <text:list-item>
                <text:p text:style-name="P7">Flexibilidade: re-utilização, escolha de ferramentas e fornecedore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Redução do tempo de projeto</text:p>
              </text:list-item>
              <text:list-item>
                <text:p text:style-name="P7">Redução de custo</text:p>
              </text:list-item>
              <text:list-item>
                <text:p text:style-name="P7">Linguagem fortemente tipada </text:p>
                <text:list>
                  <text:list-item>
                    <text:p text:style-name="P7">Elimina erros de baixo ní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3T1">
        <draw:frame presentation:style-name="pr3" draw:layer="layout" svg:width="25.199cm" svg:height="3.506cm" svg:x="1.4cm" svg:y="0.837cm" presentation:class="title">
          <draw:text-box>
            <text:p>Desvantage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Hardware menos otimizado</text:p>
              </text:list-item>
              <text:list-item>
                <text:p>Falta de profissionais qualificados</text:p>
              </text:list-item>
              <text:list-item>
                <text:p>Controle de projeto reduzid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3T1">
        <draw:frame presentation:style-name="pr3" draw:layer="layout" svg:width="25.199cm" svg:height="3.506cm" svg:x="1.4cm" svg:y="0cm" presentation:class="title" presentation:user-transformed="true">
          <draw:text-box>
            <text:p>Porta AND</text:p>
          </draw:text-box>
        </draw:frame>
        <draw:frame presentation:style-name="pr5" draw:text-style-name="P8" draw:layer="layout" svg:width="25.199cm" svg:height="15.094cm" svg:x="1.4cm" svg:y="3.506cm" presentation:class="outline" presentation:user-transformed="true">
          <draw:text-box>
            <text:p><text:span text:style-name="T4">library IEEE; -- importa std_logic da IEEE library</text:span></text:p>
            <text:p><text:span text:style-name="T4">use IEEE.std_logic_1164.all; <text:s text:c="2"/>-- Declara a entidade da porta</text:span></text:p>
            <text:p><text:span text:style-name="T4">entity PORTAAND is</text:span></text:p>
            <text:p><text:span text:style-name="T4">port (</text:span></text:p>
            <text:p><text:span text:style-name="T4"><text:s/></text:span><text:span text:style-name="T4"><text:tab/></text:span><text:span text:style-name="T4">A : in std_logic;</text:span></text:p>
            <text:p><text:span text:style-name="T4"><text:s/></text:span><text:span text:style-name="T4"><text:tab/></text:span><text:span text:style-name="T4">B : in std_logic;</text:span></text:p>
            <text:p><text:span text:style-name="T4"><text:s/></text:span><text:span text:style-name="T4"><text:tab/></text:span><text:span text:style-name="T4">S: out std_logic);</text:span></text:p>
            <text:p><text:span text:style-name="T4">end PORTAAND;</text:span></text:p>
            <text:p><text:span text:style-name="T4">architecture E of PORTAAND is</text:span></text:p>
            <text:p><text:span text:style-name="T4">begin</text:span></text:p>
            <text:p><text:span text:style-name="T4"><text:s/></text:span><text:span text:style-name="T4"><text:tab/></text:span><text:span text:style-name="T4">S &lt;= A and B;</text:span></text:p>
            <text:p><text:span text:style-name="T4">end 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3T1">
        <draw:frame presentation:style-name="pr3" draw:layer="layout" svg:width="25.199cm" svg:height="3.506cm" svg:x="1.4cm" svg:y="0.837cm" presentation:class="title">
          <draw:text-box>
            <text:p>Estrutura de um programa VHD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Cada módulo uma “entity” e uma “architecture”</text:p>
              </text:list-item>
              <text:list-item>
                <text:p>As arquiteturas podem ser descritas tanto no nível comportamental quanto estrutural ou mistura</text:p>
              </text:list-item>
              <text:list-item>
                <text:p>Comunicação se dá através das portas de cada entity, observando-se o tipo, tamanho e a dire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2T19:42:13.448149788</meta:creation-date>
    <dc:date>2017-09-04T08:48:11.856252529</dc:date>
    <meta:editing-duration>PT2H20M21S</meta:editing-duration>
    <meta:editing-cycles>4</meta:editing-cycles>
    <meta:generator>LibreOffice/5.2.7.2$Linux_X86_64 LibreOffice_project/20m0$Build-2</meta:generator>
    <meta:document-statistic meta:object-count="44"/>
  </office:meta>
</office:document-meta>
</file>